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" style:family="table">
      <style:table-properties style:width="17.066cm" fo:margin-left="-0.042cm" table:align="left"/>
    </style:style>
    <style:style style:name="Tabela4.A" style:family="table-column">
      <style:table-column-properties style:column-width="4.815cm"/>
    </style:style>
    <style:style style:name="Tabela4.B" style:family="table-column">
      <style:table-column-properties style:column-width="3.062cm"/>
    </style:style>
    <style:style style:name="Tabela4.E" style:family="table-column">
      <style:table-column-properties style:column-width="3.064cm"/>
    </style:style>
    <style:style style:name="Tabela4.A1" style:family="table-cell">
      <style:table-cell-properties fo:background-color="#c0c0c0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958cm"/>
    </style:style>
    <style:style style:name="Tabela3.B" style:family="table-column">
      <style:table-column-properties style:column-width="12.912cm"/>
    </style:style>
    <style:style style:name="Tabela3.C" style:family="table-column">
      <style:table-column-properties style:column-width="1.032cm"/>
    </style:style>
    <style:style style:name="Tabela3.D" style:family="table-column">
      <style:table-column-properties style:column-width="1.111cm"/>
    </style:style>
    <style:style style:name="Tabela3.1" style:family="table-row">
      <style:table-row-properties style:min-row-height="0.556cm"/>
    </style:style>
    <style:style style:name="Tabe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c0c0c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none" fo:border-top="none" fo:border-bottom="0.05pt solid #000000"/>
    </style:style>
    <style:style style:name="Tabela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none" fo:border-top="none" fo:border-bottom="0.05pt solid #000000"/>
    </style:style>
    <style:style style:name="Tabe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none" fo:border-top="none" fo:border-bottom="0.05pt solid #000000"/>
    </style:style>
    <style:style style:name="Tabela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1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3.C11" style:family="table-cell">
      <style:table-cell-properties fo:padding="0.097cm" fo:border-left="0.05pt solid #000000" fo:border-right="none" fo:border-top="none" fo:border-bottom="0.05pt solid #000000"/>
    </style:style>
    <style:style style:name="Tabela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2" style:family="table-cell">
      <style:table-cell-properties fo:padding="0.097cm" fo:border-left="0.05pt solid #000000" fo:border-right="none" fo:border-top="none" fo:border-bottom="0.05pt solid #000000"/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3.C12" style:family="table-cell">
      <style:table-cell-properties fo:padding="0.097cm" fo:border-left="0.05pt solid #000000" fo:border-right="none" fo:border-top="none" fo:border-bottom="0.05pt solid #000000"/>
    </style:style>
    <style:style style:name="Tabela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3" style:family="table-cell">
      <style:table-cell-properties fo:padding="0.097cm" fo:border-left="0.05pt solid #000000" fo:border-right="none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none" fo:border-top="none" fo:border-bottom="0.05pt solid #000000"/>
    </style:style>
    <style:style style:name="Tabela3.D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</style:style>
    <style:style style:name="P6" style:family="paragraph" style:parent-style-name="Standard">
      <style:paragraph-properties fo:margin-top="0cm" fo:margin-bottom="0cm" fo:line-height="150%" fo:text-align="center" style:justify-single-word="false"/>
    </style:style>
    <style:style style:name="P7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9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1" style:family="paragraph" style:parent-style-name="Standard">
      <style:paragraph-properties fo:line-height="150%"/>
      <style:text-properties fo:color="#000000" style:font-name="Arial"/>
    </style:style>
    <style:style style:name="P12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margin-top="0cm" fo:margin-bottom="0.37cm" fo:line-height="150%" fo:text-align="justify" style:justify-single-word="false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Arial1" fo:font-size="11.5pt" style:font-name-asian="Arial1" style:font-size-asian="11.5pt" style:font-name-complex="Arial1" style:font-size-complex="11.5pt"/>
    </style:style>
    <style:style style:name="P2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1.5pt" style:font-name-asian="Arial1" style:font-size-asian="11.5pt" style:font-name-complex="Arial1" style:font-size-complex="11.5pt"/>
    </style:style>
    <style:style style:name="P25" style:family="paragraph" style:parent-style-name="Standard">
      <style:paragraph-properties fo:line-height="150%"/>
      <style:text-properties fo:color="#000000" style:font-name="Arial"/>
    </style:style>
    <style:style style:name="P26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27" style:family="paragraph" style:parent-style-name="Standard">
      <style:paragraph-properties fo:margin-top="0cm" fo:margin-bottom="0cm" fo:line-height="150%"/>
      <style:text-properties fo:color="#000000" style:font-name="Arial" fo:font-size="12pt" style:font-size-asian="12pt" style:font-size-complex="12pt"/>
    </style:style>
    <style:style style:name="P28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 fo:font-size="12pt" style:font-size-asian="12pt" style:font-size-complex="12pt"/>
    </style:style>
    <style:style style:name="P29" style:family="paragraph" style:parent-style-name="Heading_20_1">
      <style:paragraph-properties fo:line-height="150%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Table_20_Contents">
      <style:paragraph-properties fo:text-align="justify" style:justify-single-word="false"/>
      <style:text-properties style:font-name="Arial1" fo:font-size="11.5pt" style:font-name-asian="Arial1" style:font-size-asian="11.5pt" style:font-name-complex="Arial1" style:font-size-complex="11.5pt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Arial1" fo:font-size="11.5pt" style:font-name-asian="Arial1" style:font-size-asian="11.5pt" style:font-name-complex="Arial1" style:font-size-complex="11.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8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3"><text:span text:style-name="Fonte_20_parág._20_padrão"><text:span text:style-name="T4"/></text:span></text:p>
      <text:p text:style-name="P13"><text:span text:style-name="Fonte_20_parág._20_padrão"><text:span text:style-name="T4">SGB_TEMPL_TemplateCheckListAvaliacaoRequisitos</text:span></text:span></text:p>
      <text:p text:style-name="P13"><text:span text:style-name="Fonte_20_parág._20_padrão"><text:span text:style-name="T4">Versão 0.1</text:span></text:span></text:p>
      <text:p text:style-name="P10"/>
      <text:p text:style-name="P10"/>
      <text:p text:style-name="P10"/>
      <text:p text:style-name="P10"/>
      <text:p text:style-name="P10"/>
      <text:p text:style-name="P12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6">Bruno Marquete</text:span></text:span></text:p>
          </table:table-cell>
          <table:table-cell table:style-name="Tabela2.A2" office:value-type="string">
            <text:p text:style-name="P5"><text:span text:style-name="Fonte_20_parág._20_padrão"><text:span text:style-name="T6">Criação do Documento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14/10/2012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27">Bruno Marquete</text:p>
          </table:table-cell>
          <table:table-cell table:style-name="Tabela2.A2" office:value-type="string">
            <text:p text:style-name="P27">Conclusão do Documento</text:p>
          </table:table-cell>
          <table:table-cell table:style-name="Tabela2.A2" office:value-type="string">
            <text:p text:style-name="P28">15/11/2012</text:p>
          </table:table-cell>
          <table:table-cell table:style-name="Tabela2.A2" office:value-type="string">
            <text:p text:style-name="P28">1.0</text:p>
          </table:table-cell>
        </table:table-row>
        <table:table-row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28"/>
          </table:table-cell>
          <table:table-cell table:style-name="Tabela2.A2" office:value-type="string">
            <text:p text:style-name="P28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30"><text:a xlink:type="simple" xlink:href="#__RefHeading__3196_103755458" text:style-name="Index_20_Link" text:visited-style-name="Index_20_Link">1 CheckList de Avaliação de Requisitos <text:tab/>4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9" text:outline-level="1"><text:bookmark-start text:name="__RefHeading__3196_103755458"/><text:bookmark-start text:name="h.30j0zll"/><text:bookmark-start text:name="_Toc338917870"/><text:soft-page-break/><text:span text:style-name="Fonte_20_parág._20_padrão"><text:span text:style-name="T3">1 </text:span></text:span><text:bookmark-end text:name="h.30j0zll"/><text:bookmark-end text:name="_Toc338917870"/><text:span text:style-name="Fonte_20_parág._20_padrão"><text:span text:style-name="T3">CheckList de Avaliação de Requisitos </text:span></text:span><text:bookmark-end text:name="__RefHeading__3196_103755458"/></text:h>
      <text:p text:style-name="P14"><text:span text:style-name="Fonte_20_parág._20_padrão"><text:span text:style-name="T6"><text:tab/></text:span></text:span></text:p>
      <text:p text:style-name="P14"><text:span text:style-name="Fonte_20_parág._20_padrão"><text:span text:style-name="T6"><text:tab/>Este checklist de avaliação de requisitos deve ser aplicado a todo documento de especificação de requisitos e documento de Conceito de Operações (</text:span></text:span><text:span text:style-name="Fonte_20_parág._20_padrão"><text:span text:style-name="T7">ConOps</text:span></text:span><text:span text:style-name="Fonte_20_parág._20_padrão"><text:span text:style-name="T6">) como um todo e a cada caso de uso ou estória de usuário de forma individual.</text:span></text:span></text:p>
      <table:table table:name="Tabela4" table:style-name="Tabela4">
        <table:table-column table:style-name="Tabela4.A"/>
        <table:table-column table:style-name="Tabela4.B" table:number-columns-repeated="3"/>
        <table:table-column table:style-name="Tabela4.E"/>
        <table:table-row>
          <table:table-cell table:style-name="Tabela4.A1" table:number-columns-spanned="5" office:value-type="string">
            <text:p text:style-name="P18">DADOS GER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8">Nome do Inspetor:</text:p>
          </table:table-cell>
          <table:table-cell table:style-name="Tabela4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8">Data da Inspeção:</text:p>
          </table:table-cell>
          <table:table-cell table:style-name="Tabela4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9">Tipo do Requisito:</text:p>
          </table:table-cell>
          <table:table-cell table:style-name="Tabela4.A2" office:value-type="string">
            <text:p text:style-name="P22"><text:s/>( <text:s text:c="3"/>) Documento de especificação de Requisitos</text:p>
          </table:table-cell>
          <table:table-cell table:style-name="Tabela4.A2" office:value-type="string">
            <text:p text:style-name="P22"><text:s/>( <text:s text:c="3"/>) </text:p>
            <text:p text:style-name="P22">Conceito de Operações (Conps)</text:p>
          </table:table-cell>
          <table:table-cell table:style-name="Tabela4.A2" office:value-type="string">
            <text:p text:style-name="P22"><text:s/>( <text:s text:c="3"/>) </text:p>
            <text:p text:style-name="P22">Casos de Uso</text:p>
          </table:table-cell>
          <table:table-cell table:style-name="Tabela4.B2" office:value-type="string">
            <text:p text:style-name="P22"><text:s/>( <text:s text:c="3"/>) </text:p>
            <text:p text:style-name="P22">Estória de Usuário</text:p>
          </table:table-cell>
        </table:table-row>
        <table:table-row>
          <table:table-cell table:style-name="Tabela4.A2" office:value-type="string">
            <text:p text:style-name="P18">Identificador do Caso de Uso ou Estória de Usuário:</text:p>
          </table:table-cell>
          <table:table-cell table:style-name="Tabela4.B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8">Tempo gasto na Inspeção (em minutos):</text:p>
          </table:table-cell>
          <table:table-cell table:style-name="Tabela4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14"><text:span text:style-name="Fonte_20_parág._20_padrão"><text:span text:style-name="T6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7">Nº</text:p>
          </table:table-cell>
          <table:table-cell table:style-name="Tabela3.A1" office:value-type="string">
            <text:p text:style-name="P17">ITEM PARA VERIFICAÇÃO</text:p>
          </table:table-cell>
          <table:table-cell table:style-name="Tabela3.A1" office:value-type="string">
            <text:p text:style-name="P17"><text:s/>SIM</text:p>
          </table:table-cell>
          <table:table-cell table:style-name="Tabela3.D1" office:value-type="string">
            <text:p text:style-name="P17">NÃO</text:p>
          </table:table-cell>
        </table:table-row>
        <table:table-row>
          <table:table-cell table:style-name="Tabela3.A12" office:value-type="string">
            <text:p text:style-name="P16">1</text:p>
          </table:table-cell>
          <table:table-cell table:style-name="Tabela3.B2" office:value-type="string">
            <text:p text:style-name="P15">O requisito <text:span text:style-name="T8">está descrito com clareza, concisão e sem ambiguidade?</text:span></text:p>
          </table:table-cell>
          <table:table-cell table:style-name="Tabela3.C12" office:value-type="string">
            <text:p text:style-name="P15"/>
          </table:table-cell>
          <table:table-cell table:style-name="Tabela3.D2" office:value-type="string">
            <text:p text:style-name="P15"/>
          </table:table-cell>
        </table:table-row>
        <table:table-row>
          <table:table-cell table:style-name="Tabela3.A12" office:value-type="string">
            <text:p text:style-name="P16">2</text:p>
          </table:table-cell>
          <table:table-cell table:style-name="Tabela3.B3" office:value-type="string">
            <text:p text:style-name="P15">O requisito apresenta requisitos implícitos? Seu entendimento depende necessariamente de algum outro requisito não expresso?</text:p>
          </table:table-cell>
          <table:table-cell table:style-name="Tabela3.C12" office:value-type="string">
            <text:p text:style-name="P15"/>
          </table:table-cell>
          <table:table-cell table:style-name="Tabela3.D3" office:value-type="string">
            <text:p text:style-name="P15"/>
          </table:table-cell>
        </table:table-row>
        <table:table-row>
          <table:table-cell table:style-name="Tabela3.A12" office:value-type="string">
            <text:p text:style-name="P16">3</text:p>
          </table:table-cell>
          <table:table-cell table:style-name="Tabela3.B4" office:value-type="string">
            <text:p text:style-name="P20">O requisito é conflitante com algum outro requisito?</text:p>
          </table:table-cell>
          <table:table-cell table:style-name="Tabela3.C12" office:value-type="string">
            <text:p text:style-name="P15"/>
          </table:table-cell>
          <table:table-cell table:style-name="Tabela3.D4" office:value-type="string">
            <text:p text:style-name="P15"/>
          </table:table-cell>
        </table:table-row>
        <table:table-row>
          <table:table-cell table:style-name="Tabela3.A12" office:value-type="string">
            <text:p text:style-name="P16">4</text:p>
          </table:table-cell>
          <table:table-cell table:style-name="Tabela3.B5" office:value-type="string">
            <text:p text:style-name="P20">As restrições, quando for o caso, <text:s/>foram claramente descritas?</text:p>
          </table:table-cell>
          <table:table-cell table:style-name="Tabela3.C12" office:value-type="string">
            <text:p text:style-name="P15"/>
          </table:table-cell>
          <table:table-cell table:style-name="Tabela3.D5" office:value-type="string">
            <text:p text:style-name="P15"/>
          </table:table-cell>
        </table:table-row>
        <table:table-row>
          <table:table-cell table:style-name="Tabela3.A12" office:value-type="string">
            <text:p text:style-name="P16">5</text:p>
          </table:table-cell>
          <table:table-cell table:style-name="Tabela3.B6" office:value-type="string">
            <text:p text:style-name="P20">O requisito apresenta a distinção clara entre funções, dados e restrições? </text:p>
          </table:table-cell>
          <table:table-cell table:style-name="Tabela3.C12" office:value-type="string">
            <text:p text:style-name="P15"/>
          </table:table-cell>
          <table:table-cell table:style-name="Tabela3.D6" office:value-type="string">
            <text:p text:style-name="P15"/>
          </table:table-cell>
        </table:table-row>
        <table:table-row>
          <table:table-cell table:style-name="Tabela3.A12" office:value-type="string">
            <text:p text:style-name="P16">6</text:p>
          </table:table-cell>
          <table:table-cell table:style-name="Tabela3.B7" office:value-type="string">
            <text:p text:style-name="P15">O requisito apresenta <text:span text:style-name="T8">algum nível desnecessário de detalhe de projeto?</text:span></text:p>
          </table:table-cell>
          <table:table-cell table:style-name="Tabela3.C12" office:value-type="string">
            <text:p text:style-name="P15"/>
          </table:table-cell>
          <table:table-cell table:style-name="Tabela3.D7" office:value-type="string">
            <text:p text:style-name="P15"/>
          </table:table-cell>
        </table:table-row>
        <text:soft-page-break/>
        <table:table-row>
          <table:table-cell table:style-name="Tabela3.A12" office:value-type="string">
            <text:p text:style-name="P16">7</text:p>
          </table:table-cell>
          <table:table-cell table:style-name="Tabela3.B8" office:value-type="string">
            <text:p text:style-name="P20">O requisito define todos os seus usuários (atores) ?</text:p>
          </table:table-cell>
          <table:table-cell table:style-name="Tabela3.C12" office:value-type="string">
            <text:p text:style-name="P15"/>
          </table:table-cell>
          <table:table-cell table:style-name="Tabela3.D8" office:value-type="string">
            <text:p text:style-name="P15"/>
          </table:table-cell>
        </table:table-row>
        <table:table-row>
          <table:table-cell table:style-name="Tabela3.A12" office:value-type="string">
            <text:p text:style-name="P16">8</text:p>
          </table:table-cell>
          <table:table-cell table:style-name="Tabela3.B9" office:value-type="string">
            <text:p text:style-name="P24">O requisito define todas as informações a serem apresentadas aos usuários (atores) ?</text:p>
          </table:table-cell>
          <table:table-cell table:style-name="Tabela3.C12" office:value-type="string">
            <text:p text:style-name="P15"/>
          </table:table-cell>
          <table:table-cell table:style-name="Tabela3.D9" office:value-type="string">
            <text:p text:style-name="P15"/>
          </table:table-cell>
        </table:table-row>
        <table:table-row>
          <table:table-cell table:style-name="Tabela3.A12" office:value-type="string">
            <text:p text:style-name="P16">9</text:p>
          </table:table-cell>
          <table:table-cell table:style-name="Tabela3.B10" office:value-type="string">
            <text:p text:style-name="P15">O requisito <text:span text:style-name="T8">descreve as respostas do sistema ao usuário devido às condições de erro?</text:span></text:p>
          </table:table-cell>
          <table:table-cell table:style-name="Tabela3.C12" office:value-type="string">
            <text:p text:style-name="P15"/>
          </table:table-cell>
          <table:table-cell table:style-name="Tabela3.D10" office:value-type="string">
            <text:p text:style-name="P15"/>
          </table:table-cell>
        </table:table-row>
        <table:table-row>
          <table:table-cell table:style-name="Tabela3.A12" office:value-type="string">
            <text:p text:style-name="P16">10</text:p>
          </table:table-cell>
          <table:table-cell table:style-name="Tabela3.B11" office:value-type="string">
            <text:p text:style-name="P24">O requisito é testável? </text:p>
          </table:table-cell>
          <table:table-cell table:style-name="Tabela3.C12" office:value-type="string">
            <text:p text:style-name="P15"/>
          </table:table-cell>
          <table:table-cell table:style-name="Tabela3.D11" office:value-type="string">
            <text:p text:style-name="P15"/>
          </table:table-cell>
        </table:table-row>
        <table:table-row>
          <table:table-cell table:style-name="Tabela3.A12" office:value-type="string">
            <text:p text:style-name="P16">11</text:p>
          </table:table-cell>
          <table:table-cell table:style-name="Tabela3.B12" office:value-type="string">
            <text:p text:style-name="P15">Os tipos de dados, unidades, limites e resolução, se for o caso, foram especificados?</text:p>
          </table:table-cell>
          <table:table-cell table:style-name="Tabela3.C12" office:value-type="string">
            <text:p text:style-name="P15"/>
          </table:table-cell>
          <table:table-cell table:style-name="Tabela3.D12" office:value-type="string">
            <text:p text:style-name="P15"/>
          </table:table-cell>
        </table:table-row>
        <table:table-row>
          <table:table-cell table:style-name="Tabela3.A13" office:value-type="string">
            <text:p text:style-name="P16">12</text:p>
          </table:table-cell>
          <table:table-cell table:style-name="Tabela3.B13" office:value-type="string">
            <text:p text:style-name="P15">O requisito apresenta claramente suas dependências com outros requisitos?</text:p>
          </table:table-cell>
          <table:table-cell table:style-name="Tabela3.C13" office:value-type="string">
            <text:p text:style-name="P15"/>
          </table:table-cell>
          <table:table-cell table:style-name="Tabela3.D13" office:value-type="string">
            <text:p text:style-name="P15"/>
          </table:table-cell>
        </table:table-row>
      </table:table>
      <text:p text:style-name="P14"><text:span text:style-name="Fonte_20_parág._20_padrã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CheckListAvaliacaoRequisit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/>
    <meta:initial-creator/>
    <meta:creation-date>2012-10-25T10:41:00Z</meta:creation-date>
    <dc:date>2012-11-15T08:13:00.39</dc:date>
    <meta:editing-cycles>8</meta:editing-cycles>
    <meta:editing-duration>PT9M21S</meta:editing-duration>
    <meta:document-statistic meta:table-count="4" meta:image-count="3" meta:object-count="0" meta:page-count="5" meta:paragraph-count="68" meta:word-count="310" meta:character-count="2016" meta:non-whitespace-character-count="1744"/>
    <meta:template xlink:type="simple" xlink:actuate="onRequest" xlink:title="" xlink:href="Normal.dotm"/>
  </office:meta>
</office:document-meta>
</file>